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b82d" officeooo:paragraph-rsid="0002b82d"/>
    </style:style>
    <style:style style:name="P2" style:family="paragraph" style:parent-style-name="Standard">
      <style:text-properties fo:language="en" fo:country="US" style:text-underline-style="none" fo:font-weight="bold" officeooo:rsid="0002b82d" officeooo:paragraph-rsid="0002b82d" style:font-weight-asian="bold" style:font-weight-complex="bold"/>
    </style:style>
    <style:style style:name="P3" style:family="paragraph" style:parent-style-name="Standard">
      <style:text-properties fo:language="en" fo:country="US" style:text-underline-style="none" fo:font-weight="bold" officeooo:rsid="0002b82d" officeooo:paragraph-rsid="0008f3be" style:font-weight-asian="bold" style:font-weight-complex="bold"/>
    </style:style>
    <style:style style:name="P4" style:family="paragraph" style:parent-style-name="Standard">
      <style:text-properties fo:language="en" fo:country="US" officeooo:rsid="0005960f" officeooo:paragraph-rsid="0005960f"/>
    </style:style>
    <style:style style:name="P5" style:family="paragraph" style:parent-style-name="Standard">
      <style:text-properties fo:language="en" fo:country="US" officeooo:rsid="0008f3be" officeooo:paragraph-rsid="0008f3be"/>
    </style:style>
    <style:style style:name="P6" style:family="paragraph" style:parent-style-name="Standard">
      <style:text-properties fo:language="en" fo:country="US" officeooo:rsid="0008f3be" officeooo:paragraph-rsid="000a6ccf"/>
    </style:style>
    <style:style style:name="P7" style:family="paragraph" style:parent-style-name="Standard" style:list-style-name="L1">
      <style:text-properties fo:language="en" fo:country="US" officeooo:rsid="0008f3be" officeooo:paragraph-rsid="000a6ccf"/>
    </style:style>
    <style:style style:name="P8" style:family="paragraph" style:parent-style-name="Standard">
      <style:text-properties fo:language="ru" fo:country="RU" officeooo:rsid="00057787" officeooo:paragraph-rsid="00057787"/>
    </style:style>
    <style:style style:name="P9" style:family="paragraph" style:parent-style-name="Standard" style:list-style-name="L1">
      <style:text-properties fo:language="ru" fo:country="RU" officeooo:rsid="000c0a8a" officeooo:paragraph-rsid="000c0a8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960f"/>
    </style:style>
    <style:style style:name="T3" style:family="text">
      <style:text-properties fo:language="en" fo:country="US" fo:font-weight="bold" officeooo:rsid="0002b82d" style:font-weight-asian="bold" style:font-weight-complex="bold"/>
    </style:style>
    <style:style style:name="T4" style:family="text">
      <style:text-properties fo:language="en" fo:country="US" officeooo:rsid="00072749"/>
    </style:style>
    <style:style style:name="T5" style:family="text">
      <style:text-properties fo:language="en" fo:country="US" officeooo:rsid="000817a1"/>
    </style:style>
    <style:style style:name="T6" style:family="text">
      <style:text-properties fo:language="en" fo:country="US" officeooo:rsid="0008f3be"/>
    </style:style>
    <style:style style:name="T7" style:family="text">
      <style:text-properties fo:language="en" fo:country="US" officeooo:rsid="000a6ccf"/>
    </style:style>
    <style:style style:name="T8" style:family="text">
      <style:text-properties fo:language="en" fo:country="US" fo:font-style="italic" officeooo:rsid="0008f3be" style:font-style-asian="italic" style:font-style-complex="italic"/>
    </style:style>
    <style:style style:name="T9" style:family="text">
      <style:text-properties fo:language="en" fo:country="US" fo:font-style="italic" officeooo:rsid="000a6ccf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8f3be"/>
    </style:style>
    <style:style style:name="T12" style:family="text">
      <style:text-properties fo:language="ru" fo:country="RU" officeooo:rsid="000a6ccf"/>
    </style:style>
    <style:style style:name="T13" style:family="text">
      <style:text-properties officeooo:rsid="0005960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72749"/>
    </style:style>
    <style:style style:name="T16" style:family="text">
      <style:text-properties officeooo:rsid="000817a1"/>
    </style:style>
    <style:style style:name="T17" style:family="text">
      <style:text-properties officeooo:rsid="0008f3be"/>
    </style:style>
    <style:style style:name="T18" style:family="text">
      <style:text-properties officeooo:rsid="000a6cc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8f3be" style:font-style-asian="italic" style:font-style-complex="italic"/>
    </style:style>
    <style:style style:name="T21" style:family="text">
      <style:text-properties officeooo:rsid="000d935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регистрация и логин</text:p>
      <text:p text:style-name="P1">2) заполнение анкеты с данными, отправка формы</text:p>
      <text:p text:style-name="P2">3) основная кнопка поиска вакансий</text:p>
      <text:p text:style-name="P1">4)* получение списка прошлых заявок</text:p>
      <text:p text:style-name="P1">5)* данные для аналитики</text:p>
      <text:p text:style-name="P1"><text:line-break/></text:p>
      <text:p text:style-name="P8"><text:span text:style-name="T14">Регистация</text:span>:</text:p>
      <text:p text:style-name="P8"><text:span text:style-name="T1"/></text:p>
      <text:p text:style-name="P8"><text:span text:style-name="T1">1) </text:span>Пользователь регистрируется на нашем сайте<text:span text:style-name="T1"> </text:span><text:span text:style-name="T2">→</text:span><text:span text:style-name="T13"> </text:span><text:span text:style-name="T2">(</text:span><text:span text:style-name="T13">ему дается токен нашего сайта и заносится в</text:span><text:span text:style-name="T2"> db)</text:span><text:span text:style-name="T1"> </text:span>→ ему предлагается дать доступ к своему <text:span text:style-name="T1">hhru → </text:span>пользователь перенаправляется на страницу <text:span text:style-name="T1">hhru (</text:span>с предложением дать доступ<text:span text:style-name="T1">) </text:span></text:p>
      <text:p text:style-name="P8"><text:span text:style-name="T1">a</text:span>) пользователь соглашается →<text:span text:style-name="T1"> hhru</text:span> перенаправляет пользователя обратно по<text:span text:style-name="T1"> redirect_url </text:span><text:span text:style-name="T2">c authorization_code </text:span><text:span text:style-name="T13">в атрибутах запроса</text:span><text:span text:style-name="T1">→</text:span><text:span text:style-name="T13">фронтенд делает запрос к бэку (серверу обработчику, передавая </text:span><text:span text:style-name="T2">authorization_code</text:span><text:span text:style-name="T13">) → серер обменивает этот код на 2 токена и передает в функию добавления токенов в дб → Регистрация прошла успешно!</text:span></text:p>
      <text:p text:style-name="P4">b) <text:span text:style-name="T10">Пользователь не дает свое согласие → Регистрация не завершена</text:span></text:p>
      <text:p text:style-name="P8"><text:span text:style-name="T1"><text:s/></text:span></text:p>
      <text:p text:style-name="P8"/>
      <text:p text:style-name="P8">2) Авторизация пользователя на нашем сайте → проверка токенов <text:span text:style-name="T13">(и нашего сайта, и </text:span><text:span text:style-name="T2">hhru</text:span><text:span text:style-name="T13">)</text:span> в базе данных</text:p>
      <text:p text:style-name="P8"/>
      <text:p text:style-name="P8"><text:s/><text:span text:style-name="T3">заполнение анкеты с данными, отправка формы – </text:span><text:span text:style-name="T14">хз пока<text:tab/></text:span></text:p>
      <text:p text:style-name="P8"/>
      <text:p text:style-name="P8"/>
      <text:p text:style-name="P3"><text:span text:style-name="T11">О</text:span>сновная кнопка поиска вакансий</text:p>
      <text:p text:style-name="P8">Пользователь выбирает число вакансий→<text:span text:style-name="T16">обращение к бэку,</text:span> <text:span text:style-name="T15">запуск</text:span><text:span text:style-name="T16">ем</text:span><text:span text:style-name="T15"> скрипт самых подходящих </text:span><text:span text:style-name="T4">N </text:span><text:span text:style-name="T15">вакансий для пользователя, </text:span><text:span text:style-name="T16">передавая </text:span><text:span text:style-name="T5">user_id → </text:span><text:span text:style-name="T16">передаем получившийся список в функцию отклика, </text:span><text:span text:style-name="T17">также </text:span><text:span text:style-name="T20">передаем </text:span><text:span text:style-name="T8">access_token, </text:span><text:span text:style-name="T20">и </text:span><text:span text:style-name="T9">hh_</text:span><text:span text:style-name="T8">resume_id</text:span><text:span text:style-name="T6"> → </text:span><text:span text:style-name="T17">передаем тот же список фронтенду</text:span></text:p>
      <text:p text:style-name="P8"/>
      <text:p text:style-name="P5"><text:span text:style-name="T19">problems</text:span><text:span text:style-name="T10">:</text:span></text:p>
      <text:list text:style-name="L1">
        <text:list-item>
          <text:p text:style-name="P7"><text:span text:style-name="T10">нет скрипта, делающего </text:span>отк<text:span text:style-name="T21">k</text:span>ик<text:span text:style-name="T10"> по списку</text:span></text:p>
        </text:list-item>
        <text:list-item>
          <text:p text:style-name="P7"><text:span text:style-name="T12">нет поля </text:span><text:span text:style-name="T18">hh_resume_id </text:span><text:span text:style-name="T12">у сущности </text:span><text:span text:style-name="T18">Resume</text:span></text:p>
        </text:list-item>
        <text:list-item>
          <text:p text:style-name="P7"><text:span text:style-name="T12">нет скрипта добавляющего резюме в акк </text:span><text:span text:style-name="T18">hhru</text:span><text:span text:style-name="T12"> для </text:span><text:span text:style-name="T18">user-</text:span><text:span text:style-name="T12">а</text:span></text:p>
        </text:list-item>
        <text:list-item>
          <text:p text:style-name="P9">нет геттера для токенов</text:p>
        </text:list-item>
      </text:list>
      <text:p text:style-name="P6"><text:span text:style-name="T12"/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4:01:26.443000000</meta:creation-date>
    <dc:date>2025-04-20T19:38:23.995000000</dc:date>
    <meta:editing-duration>PT1H21M22S</meta:editing-duration>
    <meta:editing-cycles>2</meta:editing-cycles>
    <meta:generator>LibreOffice/24.2.6.2$Windows_X86_64 LibreOffice_project/ef66aa7e36a1bb8e65bfbc63aba53045a14d0871</meta:generator>
    <meta:document-statistic meta:table-count="0" meta:image-count="0" meta:object-count="0" meta:page-count="1" meta:paragraph-count="20" meta:word-count="206" meta:character-count="1401" meta:non-whitespace-character-count="1211"/>
  </office:meta>
</office:document-meta>
</file>